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2.55cm" fo:min-width="4.7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1.95cm" fo:min-width="11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3" style:family="paragraph">
      <loext:graphic-properties draw:fill-color="#cccccc"/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5.6cm" svg:height="2.453cm" svg:x="11.4cm" svg:y="1.205cm">
          <draw:text-box>
            <text:p text:style-name="P1"><text:span text:style-name="T1">Workflow Client load</text:span></text:p>
          </draw:text-box>
        </draw:frame>
        <draw:custom-shape draw:style-name="gr2" draw:text-style-name="P3" xml:id="id1" draw:id="id1" draw:layer="layout" svg:width="5.2cm" svg:height="2.8cm" svg:x="1.8cm" svg:y="5cm">
          <text:p text:style-name="P1"><text:span text:style-name="T2">Init &amp; Move ma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2cm" svg:height="2.8cm" svg:x="1.8cm" svg:y="8.4cm">
          <text:p text:style-name="P1"><text:span text:style-name="T2">Query new tiles </text:span></text:p>
          <text:p text:style-name="P1"><text:span text:style-name="T2">for building 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2cm" svg:height="2.8cm" svg:x="1.8cm" svg:y="11.6cm">
          <text:p text:style-name="P1"><text:span text:style-name="T2">Get building in</text:span></text:p>
          <text:p text:style-name="P1"><text:span text:style-name="T2">middle of scre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2cm" svg:height="2.8cm" svg:x="1.8cm" svg:y="15.2cm">
          <text:p text:style-name="P1"><text:span text:style-name="T2">Query all indoor </text:span></text:p>
          <text:p text:style-name="P1"><text:span text:style-name="T2">features in this </text:span></text:p>
          <text:p text:style-name="P1"><text:span text:style-name="T2">buil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12.2cm" svg:height="12.2cm" svg:x="8cm" svg:y="5.4cm">
          <text:p text:style-name="P1"><text:span text:style-name="T3">Prepare features(in background) </text:span></text:p>
          <text:list text:style-name="L1">
            <text:list-item>
              <text:p text:style-name="P4"><text:span text:style-name="T2">Copy features with more than one level</text:span></text:p>
            </text:list-item>
            <text:list-item>
              <text:p text:style-name="P4"><text:span text:style-name="T2">Create 3d elements of rooms, stairs,…</text:span></text:p>
            </text:list-item>
            <text:list-item>
              <text:p text:style-name="P4"><text:span text:style-name="T2">Add underlaying building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4cm" svg:y1="7.8cm" svg:x2="4.4cm" svg:y2="8.4cm" draw:start-shape="id1" draw:start-glue-point="2" draw:end-shape="id2" draw:end-glue-point="0" svg:d="M4400 7800v600" svg:viewBox="0 0 1 601">
          <text:p/>
        </draw:connector>
        <draw:connector draw:style-name="gr4" draw:text-style-name="P5" draw:layer="layout" draw:type="line" svg:x1="4.4cm" svg:y1="11.2cm" svg:x2="4.4cm" svg:y2="11.6cm" draw:start-shape="id2" draw:start-glue-point="2" draw:end-shape="id3" draw:end-glue-point="0" svg:d="M4400 11200v400" svg:viewBox="0 0 1 401">
          <text:p/>
        </draw:connector>
        <draw:connector draw:style-name="gr4" draw:text-style-name="P5" draw:layer="layout" draw:type="line" svg:x1="4.4cm" svg:y1="14.4cm" svg:x2="4.4cm" svg:y2="15.2cm" draw:start-shape="id3" draw:start-glue-point="2" draw:end-shape="id4" draw:end-glue-point="0" svg:d="M4400 14400v800" svg:viewBox="0 0 1 801">
          <text:p/>
        </draw:connector>
        <draw:connector draw:style-name="gr4" draw:text-style-name="P5" draw:layer="layout" draw:line-skew="0cm 6.101cm" svg:x1="4.4cm" svg:y1="18cm" svg:x2="8cm" svg:y2="11.5cm" draw:start-shape="id4" draw:start-glue-point="2" draw:end-shape="id5" draw:end-glue-point="3" svg:d="M4400 18000v501h3000v-7001h600" svg:viewBox="0 0 3601 7002">
          <text:p/>
        </draw:connector>
        <draw:custom-shape draw:style-name="gr2" draw:text-style-name="P3" xml:id="id6" draw:id="id6" draw:layer="layout" svg:width="5.2cm" svg:height="2.8cm" svg:x="22.2cm" svg:y="8.4cm">
          <text:p text:style-name="P1"><text:span text:style-name="T2">Add features </text:span></text:p>
          <text:p text:style-name="P1"><text:span text:style-name="T2">to new source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0.2cm" svg:y1="11.5cm" svg:x2="24.8cm" svg:y2="8.4cm" draw:start-shape="id5" draw:start-glue-point="1" draw:end-shape="id6" draw:end-glue-point="0" svg:d="M20200 11500h1000v-3601h3600v501" svg:viewBox="0 0 4601 3602">
          <text:p/>
        </draw:connector>
        <draw:custom-shape draw:style-name="gr2" draw:text-style-name="P3" xml:id="id7" draw:id="id7" draw:layer="layout" svg:width="5.2cm" svg:height="2.8cm" svg:x="22.2cm" svg:y="12.2cm">
          <text:p text:style-name="P1"><text:span text:style-name="T2">Add new </text:span></text:p>
          <text:p text:style-name="P1"><text:span text:style-name="T2">source to map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4.8cm" svg:y1="11.2cm" svg:x2="24.8cm" svg:y2="12.2cm" draw:start-shape="id6" draw:start-glue-point="2" draw:end-shape="id7" draw:end-glue-point="0" svg:d="M24800 11200v1000" svg:viewBox="0 0 1 1001">
          <text:p/>
        </draw:connector>
        <draw:line draw:style-name="gr5" draw:text-style-name="P5" draw:layer="layout" svg:x1="1.4cm" svg:y1="1.2cm" svg:x2="25cm" svg:y2="18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16:22:21.469546840</meta:creation-date>
    <dc:date>2017-11-21T23:37:22.435674758</dc:date>
    <meta:editing-duration>PT24M29S</meta:editing-duration>
    <meta:editing-cycles>7</meta:editing-cycles>
    <meta:generator>LibreOffice/5.1.6.2$Linux_X86_64 LibreOffice_project/10m0$Build-2</meta:generator>
    <meta:document-statistic meta:object-count="38"/>
  </office:meta>
</office:document-meta>
</file>